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e96" officeooo:paragraph-rsid="00126e96"/>
    </style:style>
    <style:style style:name="P2" style:family="paragraph" style:parent-style-name="Standard">
      <style:text-properties officeooo:rsid="00126e96" officeooo:paragraph-rsid="0012f9a9"/>
    </style:style>
    <style:style style:name="T1" style:family="text">
      <style:text-properties officeooo:rsid="0012f9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ishlist for the improvements <text:span text:style-name="T1">on SeqDB : </text:span>- <text:s/>from the DNA-LAB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imar </meta:initial-creator>
    <meta:creation-date>2018-10-24T16:12:20.923959923</meta:creation-date>
    <dc:date>2018-10-24T16:16:48.154879858</dc:date>
    <dc:creator>Ingimar </dc:creator>
    <meta:editing-duration>PT4M2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1" meta:word-count="11" meta:character-count="60" meta:non-whitespace-character-count="49"/>
  </office:meta>
</office:document-meta>
</file>